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ratorHeavy.f1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eratorHeavy.f1_refactor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eratorHeavy.f1_operation( Integer first , Integer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Heavy.f2( char 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